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2" style:family="paragraph" style:parent-style-name="Title" style:master-page-name="Standard">
      <style:paragraph-properties style:page-number="auto"/>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Header_20_right">
      <style:paragraph-properties fo:margin-top="0cm" fo:margin-bottom="0cm"/>
    </style:style>
    <style:style style:name="T1" style:family="text"/>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pyright</text:p>
      <text:p text:style-name="p">Copyrighted materials contained in USQ course websites or CDs are used under the provisions of the Copyright Act 1968 as amended, or as a result of application to the copyright owner. Any unauthorised use of the materials contained on this site is prohibited. No part of this work may be reproduced, stored in a retrieval system, communicated or transmitted in any form by any means electronic, mechanical, photocopying, recording or otherwise without prior permission. </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2" svg:font-family="Tahoma"/>
    <style:font-face style:name="Helvetica Narrow" svg:font-family="'Helvetica Narro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p-indent" style:family="paragraph" style:parent-style-name="p" style:master-page-name="">
      <style:paragraph-properties fo:margin-left="0.6cm" fo:margin-right="0cm" fo:text-indent="0cm" style:auto-text-indent="false" style:page-number="auto"/>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table-caption" style:family="paragraph" style:parent-style-name="p" style:next-style-name="p" style:master-page-name="">
      <style:paragraph-properties fo:margin-top="0cm" fo:margin-bottom="0.21cm" style:page-number="auto" fo:keep-with-next="always"/>
      <style:text-properties style:font-name="Helvetica Narrow"/>
    </style:style>
    <style:style style:name="p-figure-caption" style:family="paragraph" style:parent-style-name="p" style:next-style-name="p" style:master-page-name="">
      <style:paragraph-properties fo:margin-top="0cm" fo:margin-bottom="0.21cm" style:page-number="auto" fo:keep-with-next="always"/>
      <style:text-properties style:font-name="Helvetica Narro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sub 65%" fo:background-color="transparent"/>
    </style:style>
    <style:style style:name="i-sup" style:family="text">
      <style:text-properties style:text-position="super 65%"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698cm" style:page-number="0" table:align="left"/>
    </style:style>
    <style:style style:name="Table46.A" style:family="table-column">
      <style:table-column-properties style:column-width="22.65cm"/>
    </style:style>
    <style:style style:name="Table46.B" style:family="table-column">
      <style:table-column-properties style:column-width="1.048cm"/>
    </style:style>
    <style:style style:name="Table4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master-page-name="">
      <style:table-properties style:width="14.6cm" style:page-number="0" table:align="left"/>
    </style:style>
    <style:style style:name="Table6.A" style:family="table-column">
      <style:table-column-properties style:column-width="13.552cm"/>
    </style:style>
    <style:style style:name="Table6.B" style:family="table-column">
      <style:table-column-properties style:column-width="1.048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7cm" fo:page-height="21.001cm" style:num-format="1" style:print-orientation="landscape" fo:margin-top="1.499cm" fo:margin-bottom="3.2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page-layout>
    <style:page-layout style:name="pm12">
      <style:page-layout-properties fo:page-width="29.7cm" fo:page-height="21.001cm" style:num-format="1" style:print-orientation="landscape" fo:margin-top="3.2cm" fo:margin-bottom="3.2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Copyrigh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
    </style:master-page>
    <style:master-page style:name="Right_20_Page" style:display-name="Right Page" style:page-layout-name="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Copyright</text:title></text:p>
            </table:table-cell>
            <table:table-cell table:style-name="Table3.A1" office:value-type="string">
              <text:p text:style-name="P1"><text:span text:style-name="i-b"><text:page-number text:select-page="current">1</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 table:style-name="Table4">
          <table:table-column table:style-name="Table4.A"/>
          <table:table-column table:style-name="Table4.B"/>
          <table:table-row>
            <table:table-cell table:style-name="Table4.A1" office:value-type="string">
              <text:p text:style-name="Header_20_right"><text:title>Copyright</text:title></text:p>
            </table:table-cell>
            <table:table-cell table:style-name="Table4.A1" office:value-type="string">
              <text:p text:style-name="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next-style-name="Standard">
      <style:header>
        <table:table table:name="Table46" table:style-name="Table46">
          <table:table-column table:style-name="Table46.A"/>
          <table:table-column table:style-name="Table46.B"/>
          <table:table-row>
            <table:table-cell table:style-name="Table46.A1" office:value-type="string">
              <text:p text:style-name="Header_20_right"><text:title>Copy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Landscape_20_No_20_Header" style:display-name="Landscape No Header" style:page-layout-name="pm12" style:next-style-name="Standard"/>
    <style:master-page style:name="Large_20_Page" style:display-name="Large Page" style:page-layout-name="pm13">
      <style:header>
        <table:table table:name="Table6" table:style-name="Table6">
          <table:table-column table:style-name="Table6.A"/>
          <table:table-column table:style-name="Table6.B"/>
          <table:table-row>
            <table:table-cell table:style-name="Table6.A1" office:value-type="string">
              <text:p text:style-name="Header_20_right"><text:title>Copyright</text:title></text:p>
            </table:table-cell>
            <table:table-cell table:style-name="Table6.A1" office:value-type="string">
              <text:p text:style-name="P1"><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opyright</dc:title>
    <meta:initial-creator>Pamela Glossop</meta:initial-creator>
    <meta:creation-date>2006-03-07T11:50:39</meta:creation-date>
    <dc:creator>Pamela Glossop</dc:creator>
    <dc:date>2008-09-05T15:12:10</dc:date>
    <meta:editing-cycles>21</meta:editing-cycles>
    <meta:editing-duration>PT3M53S</meta:editing-duration>
    <meta:template xlink:type="simple" xlink:actuate="onRequest" xlink:href="../../../../../../ice-usq/trunk/usq-content/templates/ice-template.ott" xlink:title="ice-template" meta:date="2008-08-20T15:52:44"/>
    <meta:user-defined meta:name="Info 1"/>
    <meta:user-defined meta:name="Info 2"/>
    <meta:user-defined meta:name="Info 3"/>
    <meta:user-defined meta:name="Info 4"/>
    <meta:document-statistic meta:table-count="14" meta:image-count="0" meta:object-count="0" meta:page-count="1" meta:paragraph-count="26" meta:word-count="75" meta:character-count="503"/>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